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style:font-name="Times New Roman" fo:font-size="14pt" style:font-size-asian="14pt" style:font-size-complex="14pt"/>
    </style:style>
    <style:style style:name="P2" style:family="paragraph" style:parent-style-name="Text_20_body">
      <style:paragraph-properties fo:line-height="100%"/>
      <style:text-properties style:font-name="Times New Roman" fo:font-size="14pt" officeooo:rsid="002000e4" officeooo:paragraph-rsid="002000e4" style:font-size-asian="14pt" style:font-size-complex="14pt"/>
    </style:style>
    <style:style style:name="P3" style:family="paragraph" style:parent-style-name="Text_20_body">
      <style:paragraph-properties fo:line-height="100%"/>
      <style:text-properties style:font-name="Times New Roman" fo:font-size="14pt" officeooo:rsid="002000e4" officeooo:paragraph-rsid="00208969" style:font-size-asian="14pt" style:font-size-complex="14pt"/>
    </style:style>
    <style:style style:name="P4" style:family="paragraph" style:parent-style-name="Text_20_body">
      <style:paragraph-properties fo:line-height="100%"/>
      <style:text-properties style:font-name="Times New Roman" fo:font-size="14pt" officeooo:rsid="0022f17c" officeooo:paragraph-rsid="0022f17c" style:font-size-asian="14pt" style:font-size-complex="14pt"/>
    </style:style>
    <style:style style:name="P5" style:family="paragraph" style:parent-style-name="Standard">
      <style:text-properties style:font-name="Times New Roman" fo:font-size="14pt" officeooo:rsid="001cb944" officeooo:paragraph-rsid="001cb944" style:font-size-asian="14pt" style:font-size-complex="14pt"/>
    </style:style>
    <style:style style:name="P6" style:family="paragraph" style:parent-style-name="Standard">
      <style:paragraph-properties fo:line-height="100%"/>
      <style:text-properties style:font-name="Times New Roman" fo:font-size="14pt" officeooo:rsid="001cb944" officeooo:paragraph-rsid="0022f17c" style:font-size-asian="14pt" style:font-size-complex="14pt"/>
    </style:style>
    <style:style style:name="P7" style:family="paragraph" style:parent-style-name="Standard">
      <style:text-properties style:font-name="Times New Roman" fo:font-size="14pt" officeooo:paragraph-rsid="002000e4" style:font-size-asian="14pt" style:font-size-complex="14pt"/>
    </style:style>
    <style:style style:name="T1" style:family="text">
      <style:text-properties officeooo:rsid="001e9b37"/>
    </style:style>
    <style:style style:name="T2" style:family="text">
      <style:text-properties officeooo:rsid="002000e4"/>
    </style:style>
    <style:style style:name="T3" style:family="text">
      <style:text-properties officeooo:rsid="00207cbe"/>
    </style:style>
    <style:style style:name="T4" style:family="text">
      <style:text-properties officeooo:rsid="00221fe0"/>
    </style:style>
    <style:style style:name="T5" style:family="text">
      <style:text-properties officeooo:rsid="0022f17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Мазан Ян, ІВ-71, відгук про відвідування театру/музею</text:p>
      <text:p text:style-name="P5"/>
      <text:p text:style-name="P5"><text:tab/>Хочу поділитись своїм відгуком про мої відвідини Національного музею мистецтв імені Богдана та Варвари Ханенків. Я потрапив на його відвідини у “вільний день” (перша середа кожного місяця), тому в мене відсутній квиток. Замість цього я купив буклет, щоб переконати читача у відвідуванні цього музею.</text:p>
      <text:p text:style-name="P5"/>
      <text:p text:style-name="P7"><text:span text:style-name="T1">Короткий опис та історія музею.</text:span></text:p>
      <text:p text:style-name="P7"><text:tab/>Національний музей мистецтв імені Богдана та Варвари Ханенків — художній музей у Києві. На теренах України входить до трійки найкращих музеїв закордонного мистецтва.</text:p>
      <text:p text:style-name="P1"><text:tab/>Ханенки <text:span text:style-name="T2">в Петербурзі </text:span>розпочали цілеспрямоване колекціонування з метою показу розвитку мистецтва за кілька століть <text:span text:style-name="T2">(приблизно після 1871 року)</text:span>. <text:span text:style-name="T1">Після відставки</text:span> <text:span text:style-name="T3">вони оселились у</text:span> Києві, <text:span text:style-name="T1">де побудували палац для</text:span> роз<text:span text:style-name="T2">міщення</text:span> сво<text:span text:style-name="T2">єї</text:span> колекці<text:span text:style-name="T2">ї. </text:span>Після захоплення України більшовиками Радянська Академія наук України забрала музей під свою юрисдикцію. <text:span text:style-name="T2">Його </text:span>у радянські часи не розгляда<text:span text:style-name="T3">ли як важливу колекцію творів мистецтва. Втрати колекції</text:span> почались задовго до 2-ї світової війни. <text:span text:style-name="T2">В</text:span>лада <text:span text:style-name="T2">проводила</text:span> масовий розпродаж музейних коштовностей за кордо<text:span text:style-name="T1">н</text:span>. Після захоплення Києва фашистами з <text:span text:style-name="T2">нього</text:span> незаконно вивезено <text:span text:style-name="T1">багато витворів мистецтва. Після війни музей повільно відновлювався, але велику кількість втрат колекції не вдалось відновити.</text:span></text:p>
      <text:p text:style-name="P1"/>
      <text:p text:style-name="P2">Мої особисті враження від його відвідин.</text:p>
      <text:p text:style-name="P3"><text:tab/>Відвідуючи цей музей, мене найбільше вразила японська частина експозиції, хоча там представлені також і витвори як китайського, так і індійського, ісламського та західноєвропейського мистецтва. <text:span text:style-name="T3">Напевно це тому, що воно відрізняється від витворів мистецтва інших культур своєю лаконічністю та чистотою: на відміну від західноєвропейської гравюри, у японської ксилографії нема зайвих деталей, які відволікали б від основного повідомлення, який надсилає нам витвір мистецтва. Більше всього мене захопила серія робіт Утагави Кунісади “Проміжні станції дороги Токайдо”. Достатньо захоплююче було спостерігати за цією серією із приблизно 55 робіт, на кожній із яких був зображенйи актор японського театру кабукі, а проміжна станція дороги була тлом для гравюри (більше всього гравюри мені, якщо чесно, запам’ятались через трохи незвичне зображання самих акторів — вони зображались із дещо косими очима у надзвичайно яскравому вбранні). Мене захоплювало те, що хоча всі гравюри були досить схожими між собою — зображували ту саму тематику, схожий пейзаж, людей того ж соціального статусу, але в кожній із них було щось особливе, що відокремлювало її від інших — в кожного актора було своє багате та складне життя, на кожній гравюрі пейзаж дещо відрізнявся від пейзажу на інших, передавав якісь інші аспекти японської природи. На жаль, під час цих відвідин я не зміг споглянути </text:span><text:soft-page-break/><text:span text:style-name="T3">всю колекцію, як було першого разу (тоді проводилась тематична виставка всієї цієї серії), але враження, які були отримані мною першого разу, залишаться в пам’яті ще на довгий час.</text:span></text:p>
      <text:p text:style-name="P3"><text:tab/><text:span text:style-name="T4">Якщо розповідати про інші колекції, то мушу визнати, що вони справили на мене дещо менше враження порівняно з японською колекцією. Мені також запам’ятались колекції західноєвропейського та буддистського релігійного мистецтва. Буддистське релігійне мистецтво зацікавило мене складністю своїх мотивів та релігійних сюжетів. Ця детальність скульптур, манера зображати богів з великою кількістю облич та рук справляє на мене враження якоїсь своєрідної величності величності буддистських полотен та бажання передати глибокий зміст. Досить дивно було усвідомити, що ця колекція перебувала певний час у власності Києво-Печерської лаври.</text:span></text:p>
      <text:p text:style-name="P3"><text:tab/><text:span text:style-name="T4">Розглядаючи західне мистецтво, мушу визнати, що воно зацікавило мене в значно меншій мірі. Кожен із нас хоча би частково знайомий з роботами різноманітних західноєвропейських митців, усі до них звикли. Хоча навіть незважаючи на це, мені все-одно запам’ятались деякі роботи, такі як гравюра “Поклоніння волхвів” Ігнаца Берманна чи настінний розпис про Дона Кіхота у вітальній залі. Чомусь мені запам’ятовуються такі картини, які можна розглядати довго і вишукувати нові деталі.</text:span></text:p>
      <text:p text:style-name="P3"/>
      <text:p text:style-name="P4">Висновок:</text:p>
      <text:p text:style-name="P6"><text:tab/>Мушу визнати, що цей музей є моїм улюбленим серед усіх музеїв Києва, і я отримую справжню насолоду, щоразу відвідуючи його. Відвідавши цей музей вдруге, в мене знову виникло бажання повернутись і відвідати його ще раз. <text:span text:style-name="T5">Про цей музей дуже високі відгуки в Google (~4,8 балів з п’яти), на мою думку він справді наповнений цікавими експонатами, на відміну від ненависних мені різноманітних шаблонних краєзнавчих музеїв. Там приємна атмосфера і дружні та знаючі екскурсоводи. Я особисто рекомендую кожному відвідати цей музей.</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8T20:10:26.179208308</meta:creation-date>
    <dc:date>2018-03-18T21:34:05.503918503</dc:date>
    <meta:editing-duration>PT15M58S</meta:editing-duration>
    <meta:editing-cycles>2</meta:editing-cycles>
    <meta:generator>LibreOffice/5.4.5.1$Linux_X86_64 LibreOffice_project/40m0$Build-1</meta:generator>
    <meta:document-statistic meta:table-count="0" meta:image-count="0" meta:object-count="0" meta:page-count="2" meta:paragraph-count="11" meta:word-count="632" meta:character-count="4503" meta:non-whitespace-character-count="3871"/>
  </office:meta>
</office:document-meta>
</file>